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33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7.045cm" svg:y="1.355cm">
            <draw:object draw:notify-on-update-of-ranges="Sheet1.A5:Sheet1.A10 Sheet1.B4:Sheet1.B4 Sheet1.B5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6.935cm" svg:y="11.787cm">
            <draw:object draw:notify-on-update-of-ranges="Sheet1.A27:Sheet1.A27 Sheet1.A28:Sheet1.A31 Sheet1.B27:Sheet1.B27 Sheet1.B28:Sheet1.B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10" table:number-rows-spanned="3">
            <text:p>II.1.7</text:p>
            <text:p/>
            <text:p/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>
          <table:table-cell office:value-type="string" calcext:value-type="string">
            <text:p>Intensité en A</text:p>
          </table:table-cell>
          <table:table-cell office:value-type="string" calcext:value-type="string">
            <text:p>Champ magnétique en mT</text:p>
          </table:table-cell>
          <table:table-cell table:number-columns-repeated="7"/>
          <table:table-cell table:number-columns-spanned="1" table:number-rows-spanned="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covered-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3.1" calcext:value-type="float">
            <text:p>-3.1</text:p>
          </table:table-cell>
          <table:table-cell table:number-columns-repeated="7"/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6.1" calcext:value-type="float">
            <text:p>-6.1</text:p>
          </table:table-cell>
          <table:table-cell table:number-columns-repeated="7"/>
          <table:covered-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9.35" calcext:value-type="float">
            <text:p>-9.35</text:p>
          </table:table-cell>
          <table:table-cell table:number-columns-repeated="7"/>
          <table:covered-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2.45" calcext:value-type="float">
            <text:p>-12.45</text:p>
          </table:table-cell>
          <table:table-cell table:number-columns-repeated="7"/>
          <table:covered-table-cell/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-15.3" calcext:value-type="float">
            <text:p>-15.3</text:p>
          </table:table-cell>
          <table:table-cell table:number-columns-repeated="7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style-name="ce2" office:value-type="string" calcext:value-type="string" table:number-columns-spanned="10" table:number-rows-spanned="3">
            <text:p>II.2.10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>
          <table:table-cell office:value-type="string" calcext:value-type="string">
            <text:p>Longeur en cm</text:p>
          </table:table-cell>
          <table:table-cell office:value-type="string" calcext:value-type="string">
            <text:p>Champ magnétique en mT</text:p>
          </table:table-cell>
          <table:table-cell table:number-columns-repeated="7"/>
          <table:table-cell table:number-columns-spanned="1" table:number-rows-spanned="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2.3" calcext:value-type="float">
            <text:p>-12.3</text:p>
          </table:table-cell>
          <table:table-cell table:number-columns-repeated="7"/>
          <table:covered-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2.1" calcext:value-type="float">
            <text:p>-12.1</text:p>
          </table:table-cell>
          <table:table-cell table:number-columns-repeated="7"/>
          <table:covered-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1.6" calcext:value-type="float">
            <text:p>-11.6</text:p>
          </table:table-cell>
          <table:table-cell table:number-columns-repeated="7"/>
          <table:covered-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3.7" calcext:value-type="float">
            <text:p>-3.7</text:p>
          </table:table-cell>
          <table:table-cell table:number-columns-repeated="7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09:04:15.876937217</meta:creation-date>
    <dc:date>2024-06-04T09:38:27.548988715</dc:date>
    <meta:editing-duration>PT34M11S</meta:editing-duration>
    <meta:editing-cycles>3</meta:editing-cycles>
    <meta:generator>LibreOffice/24.2.3.2$Linux_X86_64 LibreOffice_project/433d9c2ded56988e8a90e6b2e771ee4e6a5ab2ba</meta:generator>
    <meta:document-statistic meta:table-count="1" meta:cell-count="26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608cm" svg:y="4.201cm" style:legend-expansion="high" chart:style-name="ch2"/>
        <chart:plot-area chart:style-name="ch3" table:cell-range-address="Sheet1.A5:Sheet1.B10 Sheet1.B4:Sheet1.B4" chart:data-source-has-labels="row" svg:x="0.32cm" svg:y="0.18cm" svg:width="9.968cm" svg:height="8.64cm">
          <chart:coordinate-region svg:x="1.047cm" svg:y="0.379cm" svg:width="9.14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:Sheet1.B10" chart:label-cell-address="Sheet1.B4:Sheet1.B4" chart:class="chart:scatter">
            <chart:domain table:cell-range-address="Sheet1.A5:Sheet1.A10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hamp magnétique en mT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5:Sheet1.A10</svg:desc>
                </draw:g>
              </table:table-cell>
              <table:table-cell office:value-type="float" office:value="2">
                <text:p>2</text:p>
                <draw:g>
                  <svg:desc>Sheet1.B5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-3.1">
                <text:p>-3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6.1">
                <text:p>-6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-9.35">
                <text:p>-9.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-12.45">
                <text:p>-12.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46">
                <text:p>2.46</text:p>
              </table:table-cell>
              <table:table-cell office:value-type="float" office:value="-15.3">
                <text:p>-15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33d9c2ded56988e8a90e6b2e771ee4e6a5ab2ba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608cm" svg:y="4.201cm" style:legend-expansion="high" chart:style-name="ch2"/>
        <chart:plot-area chart:style-name="ch3" table:cell-range-address="Sheet1.A27:Sheet1.B31" chart:data-source-has-labels="row" svg:x="0.32cm" svg:y="0.18cm" svg:width="9.968cm" svg:height="8.64cm">
          <chart:coordinate-region svg:x="1.047cm" svg:y="0.379cm" svg:width="9.054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8:Sheet1.B31" chart:label-cell-address="Sheet1.B27:Sheet1.B27" chart:class="chart:scatter">
            <chart:domain table:cell-range-address="Sheet1.A28:Sheet1.A31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hamp magnétique en mT</text:p>
                <draw:g>
                  <svg:desc>Sheet1.B27:Sheet1.B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8:Sheet1.A31</svg:desc>
                </draw:g>
              </table:table-cell>
              <table:table-cell office:value-type="float" office:value="-12.3">
                <text:p>-12.3</text:p>
                <draw:g>
                  <svg:desc>Sheet1.B28:Sheet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12.1">
                <text:p>-12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-11.6">
                <text:p>-11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-3.7">
                <text:p>-3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33d9c2ded56988e8a90e6b2e771ee4e6a5ab2ba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